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0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number-columns-repeated="6"/>
          <table:table-cell table:style-name="ce8" table:formula="of:=SUM([.B2:.O2])" office:value-type="float" office:value="101.05">
            <text:p>101,0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number-columns-repeated="6"/>
          <table:table-cell table:style-name="ce8" table:formula="of:=SUM([.B3:.O3])" office:value-type="float" office:value="110.5">
            <text:p>110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number-columns-repeated="6"/>
          <table:table-cell table:style-name="ce8" table:formula="of:=SUM([.B4:.O4])" office:value-type="float" office:value="105.5">
            <text:p>105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number-columns-repeated="6"/>
          <table:table-cell table:style-name="ce8" table:formula="of:=SUM([.B5:.O5])" office:value-type="float" office:value="109.38">
            <text:p>109,3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number-columns-repeated="6"/>
          <table:table-cell table:style-name="ce8" table:formula="of:=SUM([.B6:.O6])" office:value-type="float" office:value="92.5">
            <text:p>92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number-columns-repeated="6"/>
          <table:table-cell table:style-name="ce8" table:formula="of:=SUM([.B7:.O7])" office:value-type="float" office:value="87.5">
            <text:p>87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number-columns-repeated="6"/>
          <table:table-cell table:style-name="ce8" table:formula="of:=SUM([.B8:.O8])" office:value-type="float" office:value="91.9">
            <text:p>91,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33">
            <text:p>1,33</text:p>
          </table:table-cell>
          <table:table-cell table:style-name="ce19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0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2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2" office:value-type="float" office:value="6">
            <text:p>6</text:p>
          </table:table-cell>
          <table:table-cell table:style-name="ce2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0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/04/2017</text:date>, <text:time>12:35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10T12:35:57.79</dc:date>
    <meta:print-date>2017-03-07T01:38:41Z</meta:print-date>
    <meta:editing-cycles>52</meta:editing-cycles>
    <meta:editing-duration>PT3H36M36S</meta:editing-duration>
    <meta:document-statistic meta:table-count="8" meta:cell-count="1743" meta:object-count="0"/>
  </office:meta>
</office:document-meta>
</file>